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100000098842FC7189C63A3D0.png" manifest:media-type="image/png"/>
  <manifest:file-entry manifest:full-path="Pictures/1000000100000676000001D8305341639CA196B3.png" manifest:media-type="image/png"/>
  <manifest:file-entry manifest:full-path="Pictures/100000010000063B000000D54C1797A303349472.png" manifest:media-type="image/png"/>
  <manifest:file-entry manifest:full-path="Pictures/10001A600000526D00000B07EF9BCA01EC205F94.svg" manifest:media-type="image/svg+xml"/>
  <manifest:file-entry manifest:full-path="Pictures/100000010000056000000106D0052694FD273CA8.png" manifest:media-type="image/png"/>
  <manifest:file-entry manifest:full-path="Pictures/100000010000016B00000232B626CFB526A1AEA0.png" manifest:media-type="image/png"/>
  <manifest:file-entry manifest:full-path="Pictures/1000000100000640000001394C20211012794854.png" manifest:media-type="image/png"/>
  <manifest:file-entry manifest:full-path="Pictures/10000001000001D00000008049CBCD479D34D126.png" manifest:media-type="image/png"/>
  <manifest:file-entry manifest:full-path="Pictures/1000000000000258000000D7D28E933980B77619.png" manifest:media-type="image/png"/>
  <manifest:file-entry manifest:full-path="Pictures/10000001000002260000012E8A235919AC75375F.png" manifest:media-type="image/png"/>
  <manifest:file-entry manifest:full-path="Pictures/10002DEC0000471700000D8B318C38E52DF3B14F.svg" manifest:media-type="image/svg+xml"/>
  <manifest:file-entry manifest:full-path="Pictures/100000010000012C00000081CA651DC5AB890A42.png" manifest:media-type="image/png"/>
  <manifest:file-entry manifest:full-path="Pictures/100024E10000322B00003478F7B91CB7D04123AF.svg" manifest:media-type="image/svg+xml"/>
  <manifest:file-entry manifest:full-path="Pictures/10000001000002B4000002D36BBDCEE04F592992.png" manifest:media-type="image/png"/>
  <manifest:file-entry manifest:full-path="Pictures/100000010000030F0000027FA517AF6F7EF3264B.png" manifest:media-type="image/png"/>
  <manifest:file-entry manifest:full-path="Pictures/100023580001AD69000053EFA55720E296418E93.svg" manifest:media-type="image/svg+xml"/>
  <manifest:file-entry manifest:full-path="Pictures/10000E63000052C90000438F7803CB2A18BEA17E.svg" manifest:media-type="image/svg+xml"/>
  <manifest:file-entry manifest:full-path="Pictures/10000000000024E900000C916340ABF0BEC3081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strich Sans Bold" svg:font-family="'Ostrich Sans Bold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8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254061" draw:fill="solid" draw:fill-color="#ffffff" draw:textarea-horizontal-align="justify" draw:textarea-vertical-align="middle" draw:auto-grow-height="false" fo:min-height="11.438cm" fo:min-width="24.895cm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.071cm" draw:stroke-linejoin="miter" svg:stroke-linecap="butt" draw:fill="solid" draw:fill-color="#595959" loext:fill-color-lum-mod="65%" loext:fill-color-lum-off="35%" draw:textarea-horizontal-align="center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.071cm" draw:stroke-linejoin="miter" svg:stroke-linecap="butt" draw:fill="solid" draw:fill-color="#948a54" loext:fill-color-lum-mod="50%" draw:textarea-horizontal-align="center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71cm" draw:stroke-linejoin="miter" svg:stroke-linecap="butt" draw:fill="solid" draw:fill-color="#bfbfbf" loext:fill-color-lum-mod="75%" draw:textarea-horizontal-align="center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71cm" draw:stroke-linejoin="miter" svg:stroke-linecap="butt" draw:fill="solid" draw:fill-color="#7030a0" draw:textarea-horizontal-align="center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wrap"/>
      <style:paragraph-properties style:writing-mode="lr-tb"/>
    </style:style>
    <style:style style:name="gr10" style:family="graphic" style:parent-style-name="standard">
      <style:graphic-properties draw:stroke="solid" svg:stroke-width="0.15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5cm" svg:stroke-color="#bfbfb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cm" svg:stroke-color="#7030a0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601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12cm, 0cm, 0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15cm" svg:stroke-color="#948a54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90pt" style:font-size-asian="90pt" style:font-size-complex="9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6pt" style:font-size-asian="56pt" style:font-size-complex="56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6pt" style:font-size-asian="56pt" style:font-size-complex="56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5pt" style:font-size-asian="15pt" style:font-size-complex="15pt" fo:hyphenate="false"/>
    </style:style>
    <style:style style:name="P9" style:family="paragraph">
      <loext:graphic-properties draw:fill="solid" draw:fill-color="#59595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0" style:family="paragraph">
      <loext:graphic-properties draw:fill="solid" draw:fill-color="#948a5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1" style:family="paragraph">
      <loext:graphic-properties draw:fill="solid" draw:fill-color="#bfbfb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2" style:family="paragraph">
      <loext:graphic-properties draw:fill="solid" draw:fill-color="#7030a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Ostrich Sans Bold" fo:font-size="90pt" fo:font-style="normal" fo:text-shadow="none" style:text-underline-style="none" fo:font-weight="bold" style:letter-kerning="true" style:font-name-asian="Droid Sans Fallback" style:font-size-asian="90pt" style:font-style-asian="normal" style:font-weight-asian="bold" style:font-name-complex="FreeSans" style:font-size-complex="9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Ostrich Sans Bold" fo:font-size="90pt" fo:font-weight="bold" style:font-size-asian="90pt" style:font-weight-asian="bold" style:font-size-complex="90pt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56pt" fo:letter-spacing="normal" fo:language="fr" fo:country="FR" fo:font-style="normal" style:text-underline-style="none" fo:font-weight="bold" fo:background-color="transparent" style:font-name-asian="DejaVu Sans" style:font-size-asian="56pt" style:font-style-asian="normal" style:font-weight-asian="bold" style:font-name-complex="DejaVu Sans" style:font-size-complex="56pt" style:font-style-complex="normal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fr" fo:country="FR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66pt" fo:letter-spacing="normal" fo:language="fr" fo:country="FR" fo:font-style="normal" style:text-underline-style="none" fo:font-weight="bold" fo:background-color="transparent" style:font-name-asian="DejaVu Sans" style:font-size-asian="66pt" style:font-style-asian="normal" style:font-weight-asian="bold" style:font-name-complex="DejaVu Sans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Image 3" draw:style-name="gr1" draw:text-style-name="P1" draw:layer="layout" svg:width="6.474cm" svg:height="10.025cm" svg:x="9.462cm" svg:y="0.543cm">
          <draw:image xlink:href="Pictures/100000010000016B00000232B626CFB526A1AEA0.png" xlink:type="simple" xlink:show="embed" xlink:actuate="onLoad" draw:mime-type="image/png">
            <text:p/>
          </draw:image>
        </draw:frame>
        <draw:frame draw:style-name="gr2" draw:text-style-name="P3" draw:layer="layout" svg:width="25cm" svg:height="4.065cm" svg:x="0.2cm" svg:y="10.305cm">
          <draw:text-box>
            <text:p text:style-name="P2"><text:span text:style-name="T1">Pass the SALT </text:span><text:span text:style-name="T2">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style-name="gr4" draw:text-style-name="P5" draw:layer="layout" svg:width="25.395cm" svg:height="11.688cm" svg:x="0.005cm" svg:y="2.6cm">
          <text:p/>
          <draw:enhanced-geometry svg:viewBox="0 0 21600 21600" draw:type="rectangle" draw:enhanced-path="M 0 0 L 21600 0 21600 21600 0 21600 0 0 Z N"/>
        </draw:custom-shape>
        <draw:custom-shape draw:name="ZoneTexte 18" draw:style-name="gr5" draw:text-style-name="P7" draw:layer="layout" svg:width="25.323cm" svg:height="2.623cm" svg:x="0.037cm" svg:y="-0.158cm">
          <text:p text:style-name="P6"><text:span text:style-name="T3">sponsored 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9" draw:layer="layout" svg:width="2.293cm" svg:height="2.797cm" svg:x="0.005cm" svg:y="2.607cm">
          <text:p text:style-name="P8"><text:span text:style-name="T4">Platinum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10" draw:layer="layout" svg:width="2.293cm" svg:height="4.235cm" svg:x="0.005cm" svg:y="5.406cm">
          <text:p text:style-name="P8"><text:span text:style-name="T4">Gold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11" draw:layer="layout" svg:width="2.293cm" svg:height="2.1cm" svg:x="0.005cm" svg:y="9.643cm">
          <text:p text:style-name="P8"><text:span text:style-name="T4">Silver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" draw:text-style-name="P12" draw:layer="layout" svg:width="2.293cm" svg:height="2.541cm" svg:x="0.005cm" svg:y="11.744cm">
          <text:p text:style-name="P8"><text:span text:style-name="T4">Partners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7" draw:style-name="gr1" draw:text-style-name="P1" draw:layer="layout" svg:width="5.352cm" svg:height="1.475cm" svg:x="12.527cm" svg:y="12.324cm">
          <draw:image xlink:href="Pictures/10000001000001D00000008049CBCD479D34D126.png" xlink:type="simple" xlink:show="embed" xlink:actuate="onLoad" draw:mime-type="image/png">
            <text:p/>
          </draw:image>
        </draw:frame>
        <draw:frame draw:name="Picture 31" draw:style-name="gr1" draw:text-style-name="P1" draw:layer="layout" svg:width="3.966cm" svg:height="1.704cm" svg:x="2.638cm" svg:y="12.2cm">
          <draw:image xlink:href="Pictures/100000010000012C00000081CA651DC5AB890A42.png" xlink:type="simple" xlink:show="embed" xlink:actuate="onLoad" draw:mime-type="image/png">
            <text:p/>
          </draw:image>
        </draw:frame>
        <draw:frame draw:name="Image 57" draw:style-name="gr1" draw:text-style-name="P1" draw:layer="layout" svg:width="5.536cm" svg:height="1.983cm" svg:x="18.963cm" svg:y="12.059cm">
          <draw:image xlink:href="Pictures/1000000000000258000000D7D28E933980B77619.png" xlink:type="simple" xlink:show="embed" xlink:actuate="onLoad" draw:mime-type="image/png">
            <text:p/>
          </draw:image>
        </draw:frame>
        <draw:frame draw:name="Image 58" draw:style-name="gr1" draw:text-style-name="P1" draw:layer="layout" svg:width="3.399cm" svg:height="1.866cm" svg:x="7.9cm" svg:y="12.133cm">
          <draw:image xlink:href="Pictures/10000001000002260000012E8A235919AC75375F.png" xlink:type="simple" xlink:show="embed" xlink:actuate="onLoad" draw:mime-type="image/png">
            <text:p/>
          </draw:image>
        </draw:frame>
        <draw:line draw:name="Connecteur droit 3" draw:style-name="gr10" draw:text-style-name="P1" draw:layer="layout" svg:x1="25.361cm" svg:y1="2.676cm" svg:x2="1.62cm" svg:y2="2.677cm">
          <text:p/>
        </draw:line>
        <draw:line draw:name="Connecteur droit 2" draw:style-name="gr11" draw:text-style-name="P1" draw:layer="layout" svg:x1="25.361cm" svg:y1="9.72cm" svg:x2="1.62cm" svg:y2="9.721cm">
          <text:p/>
        </draw:line>
        <draw:line draw:name="Connecteur droit 4" draw:style-name="gr12" draw:text-style-name="P1" draw:layer="layout" svg:x1="25.361cm" svg:y1="11.82cm" svg:x2="1.62cm" svg:y2="11.821cm">
          <text:p/>
        </draw:line>
        <draw:frame draw:style-name="gr13" draw:text-style-name="P13" draw:layer="layout" svg:width="3.491cm" svg:height="2.399cm" svg:x="7.7cm" svg:y="3cm">
          <draw:image xlink:href="Pictures/100024E10000322B00003478F7B91CB7D04123AF.svg" xlink:type="simple" xlink:show="embed" xlink:actuate="onLoad" draw:mime-type="image/svg+xml">
            <text:p/>
          </draw:image>
          <draw:image xlink:href="Pictures/10000001000002B4000002D36BBDCEE04F592992.png" xlink:type="simple" xlink:show="embed" xlink:actuate="onLoad" draw:mime-type="image/png"/>
        </draw:frame>
        <draw:frame draw:style-name="gr14" draw:text-style-name="P13" draw:layer="layout" svg:width="2.845cm" svg:height="2.322cm" svg:x="20.2cm" svg:y="5.878cm">
          <draw:image xlink:href="Pictures/10000E63000052C90000438F7803CB2A18BEA17E.svg" xlink:type="simple" xlink:show="embed" xlink:actuate="onLoad" draw:mime-type="image/svg+xml">
            <text:p/>
          </draw:image>
          <draw:image xlink:href="Pictures/100000010000030F0000027FA517AF6F7EF3264B.png" xlink:type="simple" xlink:show="embed" xlink:actuate="onLoad" draw:mime-type="image/png"/>
        </draw:frame>
        <draw:frame draw:style-name="gr14" draw:text-style-name="P13" draw:layer="layout" svg:width="7.049cm" svg:height="2.4cm" svg:x="3cm" svg:y="7cm">
          <draw:image xlink:href="Pictures/10000000000024E900000C916340ABF0BEC3081C.jpg" xlink:type="simple" xlink:show="embed" xlink:actuate="onLoad" draw:mime-type="image/jpeg">
            <text:p/>
          </draw:image>
        </draw:frame>
        <draw:frame draw:style-name="gr14" draw:text-style-name="P13" draw:layer="layout" svg:width="7.838cm" svg:height="1.532cm" svg:x="2.5cm" svg:y="9.968cm">
          <draw:image xlink:href="Pictures/100023580001AD69000053EFA55720E296418E93.svg" xlink:type="simple" xlink:show="embed" xlink:actuate="onLoad" draw:mime-type="image/svg+xml">
            <text:p/>
          </draw:image>
          <draw:image xlink:href="Pictures/1000000100000640000001394C20211012794854.png" xlink:type="simple" xlink:show="embed" xlink:actuate="onLoad" draw:mime-type="image/png"/>
        </draw:frame>
        <draw:frame draw:style-name="gr14" draw:text-style-name="P13" draw:layer="layout" svg:width="6.702cm" svg:height="1.276cm" svg:x="18.6cm" svg:y="10.124cm">
          <draw:image xlink:href="Pictures/10002DEC0000471700000D8B318C38E52DF3B14F.svg" xlink:type="simple" xlink:show="embed" xlink:actuate="onLoad" draw:mime-type="image/svg+xml">
            <text:p/>
          </draw:image>
          <draw:image xlink:href="Pictures/100000010000056000000106D0052694FD273CA8.png" xlink:type="simple" xlink:show="embed" xlink:actuate="onLoad" draw:mime-type="image/png"/>
        </draw:frame>
        <draw:frame draw:style-name="gr14" draw:text-style-name="P13" draw:layer="layout" svg:width="6.899cm" svg:height="0.922cm" svg:x="11.101cm" svg:y="10.32cm">
          <draw:image xlink:href="Pictures/10001A600000526D00000B07EF9BCA01EC205F94.svg" xlink:type="simple" xlink:show="embed" xlink:actuate="onLoad" draw:mime-type="image/svg+xml">
            <text:p/>
          </draw:image>
          <draw:image xlink:href="Pictures/100000010000063B000000D54C1797A303349472.png" xlink:type="simple" xlink:show="embed" xlink:actuate="onLoad" draw:mime-type="image/png"/>
        </draw:frame>
        <draw:frame draw:style-name="gr15" draw:text-style-name="P13" draw:layer="layout" svg:width="6.4cm" svg:height="2cm" svg:x="10.98cm" svg:y="3cm">
          <draw:image xlink:href="Pictures/100024E10000322B00003478F7B91CB7D04123AF.svg" xlink:type="simple" xlink:show="embed" xlink:actuate="onLoad" draw:mime-type="image/svg+xml">
            <text:p/>
          </draw:image>
          <draw:image xlink:href="Pictures/10000001000002B4000002D36BBDCEE04F592992.png" xlink:type="simple" xlink:show="embed" xlink:actuate="onLoad" draw:mime-type="image/png"/>
        </draw:frame>
        <draw:frame draw:style-name="gr16" draw:text-style-name="P2" draw:layer="layout" svg:width="8.8cm" svg:height="2.51cm" svg:x="6.7cm" svg:y="5.529cm">
          <draw:image xlink:href="Pictures/1000000100000676000001D8305341639CA196B3.png" xlink:type="simple" xlink:show="embed" xlink:actuate="onLoad" draw:mime-type="image/png">
            <text:p/>
          </draw:image>
        </draw:frame>
        <draw:line draw:name="Connecteur droit 1" draw:style-name="gr17" draw:text-style-name="P1" draw:layer="layout" svg:x1="25.362cm" svg:y1="5.476cm" svg:x2="1.621cm" svg:y2="5.477cm">
          <text:p/>
        </draw:line>
        <draw:frame draw:name="Image 11" draw:style-name="gr1" draw:text-style-name="P1" draw:layer="layout" svg:width="5.4cm" svg:height="1.763cm" svg:x="14cm" svg:y="7.737cm">
          <draw:image xlink:href="Pictures/10000001000001D100000098842FC7189C63A3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ZoneTexte 6" draw:style-name="gr18" draw:text-style-name="P15" draw:layer="layout" svg:width="25.398cm" svg:height="3.044cm" svg:x="0cm" svg:y="5.192cm">
          <text:p text:style-name="P14"><text:span text:style-name="T5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strich Sans Bold" svg:font-family="'Ostrich Sans Bold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BE" style:font-name-asian="DejaVu Sans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9a94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9a94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fr" fo:country="BE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Title_20_Slide-title" draw:layer="backgroundobjects" svg:width="21.588cm" svg:height="3.061cm" svg:x="1.905cm" svg:y="4.43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041cm" svg:height="0.759cm" svg:x="8.678cm" svg:y="13.242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925cm" svg:height="0.759cm" svg:x="18.203cm" svg:y="13.242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draw:name="PlaceHolder 5" presentation:style-name="Mpr1" draw:text-style-name="MP8" draw:layer="backgroundobjects" svg:width="5.925cm" svg:height="0.759cm" svg:x="1.27cm" svg:y="13.242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roll</dc:title>
    <meta:initial-creator>Philippe Teuwen</meta:initial-creator>
    <meta:editing-cycles>10</meta:editing-cycles>
    <meta:creation-date>2023-07-01T20:49:26.451642139</meta:creation-date>
    <dc:language>fr-BE</dc:language>
    <meta:editing-duration>PT20M18S</meta:editing-duration>
    <meta:generator>LibreOffice/7.4.5.1$Linux_X86_64 LibreOffice_project/40$Build-1</meta:generator>
    <dc:date>2023-07-01T21:42:24.337568888</dc:date>
    <dc:creator>Philippe Teuwen</dc:creator>
    <meta:document-statistic meta:object-count="53"/>
    <meta:user-defined meta:name="AppVersion">14.0000</meta:user-defined>
    <meta:user-defined meta:name="Company">CNAMTS</meta:user-defined>
    <meta:user-defined meta:name="PresentationFormat">Affichage à l'écran (16:9)</meta:user-defined>
    <meta:user-defined meta:name="Slides" meta:value-type="float">3</meta:user-defined>
  </office:meta>
</office:document-meta>
</file>